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pt"/>
    </style:style>
    <style:style style:name="co2" style:family="table-column">
      <style:table-column-properties fo:break-before="auto" style:column-width="370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egoe UI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egoe U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Segoe U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reate a Redux Store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Get State from the Redux Store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Define a Redux Action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Define an Action Creator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Dispatch an Action Event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Handle an Action in the Store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Use a Switch Statement to Handle Multiple Actions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Use const for Action Types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Register a Store Listener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Combine Multiple Reducers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end Action Data to the Store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Use Middleware to Handle Asynchronous Actions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Write a Counter with Redux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Never Mutate State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Use the Spread Operator on Arrays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Remove an Item from an Array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Copy an Object with Object.assign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 table:number-rows-repeated="30">
          <table:table-cell/>
          <table:table-cell table:style-name="ce5"/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/00/0000</text:date>, <text:time style:data-style-name="N2" text:time-value="17:09:38.4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0:20:28.452000000</meta:creation-date>
    <dc:date>2020-10-03T17:09:53.059000000</dc:date>
    <meta:editing-duration>PT11M13S</meta:editing-duration>
    <meta:editing-cycles>3</meta:editing-cycles>
    <meta:generator>LibreOffice/5.3.1.2$Windows_x86 LibreOffice_project/e80a0e0fd1875e1696614d24c32df0f95f03deb2</meta:generator>
    <meta:document-statistic meta:table-count="1" meta:cell-count="51" meta:object-count="0"/>
  </office:meta>
</office:document-meta>
</file>